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tensionUtil.instantiateClass( String className , Class assignableFrom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ExtensionUtil.instantiateClass( Class clazz , Class assignableFrom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ExtensionUtil.ExtensionUt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